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family-generic="roman" style:font-pitch="variable" style:font-charset="x-symbol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15%">
        <style:tab-stops>
          <style:tab-stop style:position="3.8398in"/>
        </style:tab-stops>
      </style:paragraph-properties>
    </style:style>
    <style:style style:name="P3" style:family="paragraph" style:parent-style-name="Standard">
      <style:paragraph-properties fo:line-height="115%" fo:text-align="center" style:justify-single-word="false"/>
      <style:text-properties fo:font-size="9pt" style:font-size-asian="9pt"/>
    </style:style>
    <style:style style:name="P4" style:family="paragraph" style:parent-style-name="Standard">
      <style:paragraph-properties fo:line-height="115%" fo:text-align="center" style:justify-single-word="false"/>
      <style:text-properties style:font-name="Times New Roman" fo:font-size="12pt" fo:font-style="italic" style:font-name-asian="Times New Roman1" style:font-size-asian="12pt" style:language-asian="pl" style:country-asian="PL" style:font-style-asian="italic" style:font-name-complex="Times New Roman1" style:font-size-complex="15pt"/>
    </style:style>
    <style:style style:name="P5" style:family="paragraph" style:parent-style-name="Standard">
      <style:paragraph-properties fo:margin-top="0in" fo:margin-bottom="0in" loext:contextual-spacing="false" fo:line-height="115%"/>
    </style:style>
    <style:style style:name="P6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Times New Roman" fo:font-size="12pt" fo:font-weight="bold" style:font-name-asian="Times New Roman1" style:font-size-asian="12pt" style:language-asian="pl" style:country-asian="PL" style:font-weight-asian="bold" style:font-name-complex="Times New Roman1" style:font-size-complex="15pt"/>
    </style:style>
    <style:style style:name="P7" style:family="paragraph" style:parent-style-name="Standard">
      <style:paragraph-properties fo:margin-top="0in" fo:margin-bottom="0in" loext:contextual-spacing="false" fo:line-height="115%"/>
      <style:text-properties style:font-name="Times New Roman" fo:font-size="12pt" style:font-name-asian="Times New Roman1" style:font-size-asian="12pt" style:language-asian="pl" style:country-asian="PL" style:font-name-complex="Times New Roman1" style:font-size-complex="15pt"/>
    </style:style>
    <style:style style:name="P8" style:family="paragraph" style:parent-style-name="Standard">
      <style:paragraph-properties fo:margin-left="0.4917in" fo:margin-right="0in" fo:margin-top="0in" fo:margin-bottom="0in" loext:contextual-spacing="false" fo:line-height="115%" fo:text-indent="0in" style:auto-text-indent="false"/>
    </style:style>
    <style:style style:name="P9" style:family="paragraph" style:parent-style-name="Standard">
      <style:paragraph-properties fo:margin-left="0.4917in" fo:margin-right="0in" fo:margin-top="0in" fo:margin-bottom="0in" loext:contextual-spacing="false" fo:line-height="115%" fo:text-indent="0in" style:auto-text-indent="false"/>
      <style:text-properties style:font-name="Times New Roman" fo:font-size="12pt" style:font-name-asian="Times New Roman1" style:font-size-asian="12pt" style:language-asian="pl" style:country-asian="PL" style:font-name-complex="Times New Roman1" style:font-size-complex="15pt"/>
    </style:style>
    <style:style style:name="P10" style:family="paragraph" style:parent-style-name="Standard" style:master-page-name="Standard">
      <style:paragraph-properties fo:margin-top="0in" fo:margin-bottom="0in" loext:contextual-spacing="false" fo:line-height="115%" fo:text-align="end" style:justify-single-word="false" style:page-number="auto"/>
      <style:text-properties style:font-name="Times New Roman" fo:font-size="10pt" style:font-name-asian="Times New Roman1" style:font-size-asian="10pt" style:language-asian="pl" style:country-asian="PL" style:font-name-complex="Times New Roman1" style:font-size-complex="10pt"/>
    </style:style>
    <style:style style:name="P11" style:family="paragraph" style:parent-style-name="Standard">
      <style:paragraph-properties fo:margin-top="0in" fo:margin-bottom="0in" loext:contextual-spacing="false" fo:line-height="115%" fo:text-align="end" style:justify-single-word="false"/>
      <style:text-properties style:font-name="Times New Roman" fo:font-size="10pt" style:font-name-asian="Times New Roman1" style:font-size-asian="10pt" style:language-asian="pl" style:country-asian="PL" style:font-name-complex="Times New Roman1" style:font-size-complex="10pt"/>
    </style:style>
    <style:style style:name="P12" style:family="paragraph" style:parent-style-name="Standard">
      <style:paragraph-properties fo:margin-top="0in" fo:margin-bottom="0in" loext:contextual-spacing="false" fo:line-height="115%"/>
      <style:text-properties style:font-name="Times New Roman" fo:font-size="12pt" style:font-name-asian="Times New Roman1" style:font-size-asian="12pt" style:language-asian="pl" style:country-asian="PL" style:font-name-complex="Times New Roman1" style:font-size-complex="15pt"/>
    </style:style>
    <style:style style:name="P13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Times New Roman" fo:font-size="12pt" style:font-name-asian="Times New Roman1" style:font-size-asian="12pt" style:language-asian="pl" style:country-asian="PL" style:font-name-complex="Times New Roman1" style:font-size-complex="15pt"/>
    </style:style>
    <style:style style:name="P14" style:family="paragraph" style:parent-style-name="Standard">
      <style:paragraph-properties fo:margin-top="0in" fo:margin-bottom="0in" loext:contextual-spacing="false" fo:line-height="115%" fo:text-align="center" style:justify-single-word="false">
        <style:tab-stops>
          <style:tab-stop style:position="4.5283in"/>
        </style:tab-stops>
      </style:paragraph-properties>
      <style:text-properties style:font-name="Times New Roman" fo:font-size="12pt" style:font-name-asian="Times New Roman1" style:font-size-asian="12pt" style:language-asian="pl" style:country-asian="PL" style:font-name-complex="Times New Roman1" style:font-size-complex="15pt"/>
    </style:style>
    <style:style style:name="P15" style:family="paragraph" style:parent-style-name="Standard">
      <style:paragraph-properties fo:margin-top="0in" fo:margin-bottom="0in" loext:contextual-spacing="false" fo:line-height="115%">
        <style:tab-stops>
          <style:tab-stop style:position="4.5283in"/>
        </style:tab-stops>
      </style:paragraph-properties>
      <style:text-properties style:font-name="Times New Roman" fo:font-size="12pt" style:font-name-asian="Times New Roman1" style:font-size-asian="12pt" style:language-asian="pl" style:country-asian="PL" style:font-name-complex="Times New Roman1" style:font-size-complex="15pt"/>
    </style:style>
    <style:style style:name="P16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Times New Roman" fo:font-size="12pt" fo:font-weight="bold" style:font-name-asian="Times New Roman1" style:font-size-asian="12pt" style:language-asian="pl" style:country-asian="PL" style:font-weight-asian="bold" style:font-name-complex="Times New Roman1" style:font-size-complex="15pt"/>
    </style:style>
    <style:style style:name="P17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name-asian="Times New Roman1" style:font-size-asian="12pt" style:language-asian="pl" style:country-asian="PL" style:font-weight-asian="bold" style:font-name-complex="Times New Roman1" style:font-size-complex="15pt"/>
    </style:style>
    <style:style style:name="P18" style:family="paragraph" style:parent-style-name="Standard">
      <style:paragraph-properties fo:margin-top="0in" fo:margin-bottom="0in" loext:contextual-spacing="false" fo:line-height="115%"/>
      <style:text-properties style:font-name="Times New Roman" fo:font-size="12pt" fo:background-color="#ffff00" style:font-name-asian="Times New Roman1" style:font-size-asian="12pt" style:language-asian="pl" style:country-asian="PL" style:font-name-complex="Times New Roman1" style:font-size-complex="15pt"/>
    </style:style>
    <style:style style:name="P19" style:family="paragraph" style:parent-style-name="Standard">
      <style:paragraph-properties fo:line-height="115%" fo:text-align="center" style:justify-single-word="false"/>
      <style:text-properties style:font-name="Times New Roman" fo:font-size="12pt" fo:font-style="italic" fo:background-color="#ffff00" style:font-name-asian="Times New Roman1" style:font-size-asian="12pt" style:language-asian="pl" style:country-asian="PL" style:font-style-asian="italic" style:font-name-complex="Times New Roman1" style:font-size-complex="15pt"/>
    </style:style>
    <style:style style:name="P20" style:family="paragraph" style:parent-style-name="Standard">
      <style:paragraph-properties fo:margin-left="0.4917in" fo:margin-right="0in" fo:margin-top="0in" fo:margin-bottom="0in" loext:contextual-spacing="false" fo:line-height="115%" fo:text-indent="0in" style:auto-text-indent="false"/>
      <style:text-properties style:font-name="Times New Roman" fo:font-size="12pt" style:font-name-asian="Times New Roman1" style:font-size-asian="12pt" style:language-asian="pl" style:country-asian="PL" style:font-name-complex="Times New Roman1" style:font-size-complex="15pt"/>
    </style:style>
    <style:style style:name="P21" style:family="paragraph" style:parent-style-name="Standard">
      <style:paragraph-properties fo:margin-left="0.4917in" fo:margin-right="0in" fo:line-height="115%" fo:text-indent="0in" style:auto-text-indent="false"/>
      <style:text-properties style:font-name="Times New Roman" fo:font-size="12pt" style:font-name-asian="Times New Roman1" style:font-size-asian="12pt" style:language-asian="pl" style:country-asian="PL" style:font-name-complex="Times New Roman1" style:font-size-complex="15pt"/>
    </style:style>
    <style:style style:name="T1" style:family="text">
      <style:text-properties style:font-name="Times New Roman" fo:font-size="12pt" style:font-name-asian="Times New Roman1" style:font-size-asian="12pt" style:language-asian="pl" style:country-asian="PL" style:font-name-complex="Times New Roman1" style:font-size-complex="15pt"/>
    </style:style>
    <style:style style:name="T2" style:family="text">
      <style:text-properties style:font-name="Times New Roman" fo:font-size="12pt" fo:background-color="#ffff00" loext:char-shading-value="0" style:font-name-asian="Times New Roman1" style:font-size-asian="12pt" style:language-asian="pl" style:country-asian="PL" style:font-name-complex="Times New Roman1" style:font-size-complex="15pt"/>
    </style:style>
    <style:style style:name="T3" style:family="text">
      <style:text-properties style:font-name="Symbol" fo:font-size="12pt" style:font-name-asian="Symbol1" style:font-size-asian="12pt" style:language-asian="pl" style:country-asian="PL" style:font-name-complex="Symbol1" style:font-size-complex="15pt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1090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Załącznik nr 1</text:p>
      <text:p text:style-name="P11">do Zarządzenia Dziekana nr 8/2014</text:p>
      <text:p text:style-name="P1"/>
      <text:p text:style-name="P2">(numer sprawy)<text:tab/>Warszawa, <text:span text:style-name="T4">10.04.2019</text:span></text:p>
      <text:p text:style-name="P1"/>
      <text:p text:style-name="P1"/>
      <text:p text:style-name="P13">ZAMAWIAJĄCY</text:p>
      <text:p text:style-name="P13">Politechnika Warszawska, Instytut Mikromechaniki i Fotoniki </text:p>
      <text:p text:style-name="P6">realizując zamówienie na podstawie Art. 4 pkt 8 ustawy z dnia 29 stycznia 2004r.</text:p>
      <text:p text:style-name="P6">Prawo zamówień publicznych</text:p>
      <text:p text:style-name="P6"/>
      <text:p text:style-name="P17">ZAPRASZA</text:p>
      <text:p text:style-name="P13">do złożenia oferty cenowej na zadanie pn.:</text:p>
      <text:p text:style-name="P3"/>
      <text:p text:style-name="P19">Sprzęt komputerowy</text:p>
      <text:p text:style-name="P4"/>
      <text:p text:style-name="P7">1. Opis sposobu przygotowania oferty:</text:p>
      <text:p text:style-name="P7"/>
      <text:p text:style-name="P9">a) powinna być złożona w formie: </text:p>
      <text:p text:style-name="P8"><text:span text:style-name="T1">elektronicznie na adres </text:span><text:span text:style-name="T2">wojciech.krauze@pw.edu.pl,</text:span></text:p>
      <text:p text:style-name="P9">b) ceny (netto i brutto) w niej podane mają być wyrażone cyfrowo i słownie,</text:p>
      <text:p text:style-name="P9">c) powinna być napisana w języku polskim, czytelnie i trwałą techniką,</text:p>
      <text:p text:style-name="P9">d) powinna obejmować całość zamówienia.</text:p>
      <text:p text:style-name="P7"/>
      <text:p text:style-name="P7">2. Opis przedmiotu zamówienia: </text:p>
      <text:p text:style-name="P21">W załączniku</text:p>
      <text:p text:style-name="P5"><text:span text:style-name="T1">3. Wymagany termin realizacji zamówienia: </text:span><text:span text:style-name="T2">do 4 tygodni</text:span></text:p>
      <text:p text:style-name="P7"/>
      <text:p text:style-name="P7">4. Oferta powinna zawierać następujące dokumenty:</text:p>
      <text:p text:style-name="P9">a) Formularz propozycji wg załączonego wzoru,</text:p>
      <text:p text:style-name="P9">b) Kserokopię aktualnego wpisu do właściwego rejestru, uprawniającego wykonawcę do występowania w obrocie prawnym,</text:p>
      <text:p text:style-name="P9">c) Wypełniony i zaparafowany wzór umowy,</text:p>
      <text:p text:style-name="P7"/>
      <text:p text:style-name="P7">5. Opis sposobu obliczania ceny w składanej propozycji cenowej (ofertowej):</text:p>
      <text:p text:style-name="P7">Zaproponowana cena powinna zawierać:</text:p>
      <text:p text:style-name="P8"><text:span text:style-name="T3"></text:span><text:span text:style-name="T1"> Wartość netto dostawy określoną w oparciu o przedmiot zamówienia,</text:span></text:p>
      <text:p text:style-name="P8"><text:span text:style-name="T3"></text:span><text:span text:style-name="T1"> Obowiązujący podatek od towarów i usług,</text:span></text:p>
      <text:p text:style-name="P8"><text:span text:style-name="T3"></text:span><text:span text:style-name="T1"> Wartość brutto dostawy.</text:span></text:p>
      <text:p text:style-name="P7"/>
      <text:p text:style-name="P7"><text:soft-page-break/>6. Miejsce i termin złożenia oferty:</text:p>
      <text:p text:style-name="P5"><text:span text:style-name="T1">Ofertę należy złożyć w terminie do dnia </text:span><text:span text:style-name="T2">22.04.2019</text:span><text:span text:style-name="T1">, w formie zgodnej ze wskazaniem zamawiającego w pkt 1a. </text:span></text:p>
      <text:p text:style-name="P7"/>
      <text:p text:style-name="P7">7. Osobami uprawnionymi do kontaktów z wykonawcami z ramienia zamawiającego są:</text:p>
      <text:p text:style-name="P18">Wojciech Krauze, tel. 691644129.</text:p>
      <text:p text:style-name="P5"><text:span text:style-name="T2">e-mail: </text:span><text:a xlink:type="simple" xlink:href="mailto:wojciech.krauze@pw.edu.pl" text:style-name="Internet_20_link" text:visited-style-name="Visited_20_Internet_20_Link"><text:span text:style-name="T2">wojciech.krauze@pw.edu.pl</text:span></text:a></text:p>
      <text:p text:style-name="P7"/>
      <text:p text:style-name="P7">8. Informacje dotyczące zawierania umowy:</text:p>
      <text:p text:style-name="P9">W terminie wyznaczonym przez zamawiającego w powiadomieniu o wyborze wykonawcy, wybrany wykonawca zobowiązany jest podpisać umowę z:</text:p>
      <text:p text:style-name="P9"/>
      <text:p text:style-name="P7">ZAMAWIAJĄCY </text:p>
      <text:p text:style-name="P7">Politechnika Warszawska, Instytut Mikromechaniki i Fotoniki<text:bookmark text:name="_GoBack"/></text:p>
      <text:p text:style-name="P7">Ul. Św. A. Boboli 8</text:p>
      <text:p text:style-name="P7">02-525 Warszawa</text:p>
      <text:p text:style-name="P7">NIP: 5250005834</text:p>
      <text:p text:style-name="P7"/>
      <text:p text:style-name="P7">9. Załączniki:</text:p>
      <text:p text:style-name="P7">1) Opis przedmiotu zamówienia</text:p>
      <text:p text:style-name="P7">2) Wzór <text:span text:style-name="T5">propozycji cenowej</text:span></text:p>
      <text:p text:style-name="P7">3) Wzór umowy</text:p>
      <text:p text:style-name="P15"><text:tab/>.........................................</text:p>
      <text:p text:style-name="P14"><text:s text:c="106"/>(podpis)</text:p>
      <text:p text:style-name="P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family-generic="roman" style:font-pitch="variable" style:font-charset="x-symbol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Bitstream Vera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Wojtek</meta:initial-creator>
    <meta:editing-cycles>10</meta:editing-cycles>
    <meta:creation-date>2018-07-17T15:45:00</meta:creation-date>
    <dc:date>2020-01-06T15:38:33.524111826</dc:date>
    <meta:editing-duration>PT49M50S</meta:editing-duration>
    <meta:generator>LibreOffice/6.3.4.2.0$Linux_X86_64 LibreOffice_project/30$Build-2</meta:generator>
    <meta:document-statistic meta:table-count="0" meta:image-count="0" meta:object-count="0" meta:page-count="2" meta:paragraph-count="46" meta:word-count="265" meta:character-count="2039" meta:non-whitespace-character-count="170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